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3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Набор утилит, написанных на <text:span text:style-name="T1">Python 2.7 </text:span>под <text:span text:style-name="T1">API IDA, </text:span>для автоматизации процесса дизасемблирования</text:h>
      <text:p text:style-name="P3"/>
      <text:p text:style-name="P3"/>
      <text:p text:style-name="P3"/>
      <text:h text:style-name="Heading_20_3" text:outline-level="3">PySide. <text:span text:style-name="T2">Установка</text:span></text:h>
      <text:p text:style-name="P4"><text:span text:style-name="T2"/></text:p>
      <text:p text:style-name="P3">Для работы пакета <text:span text:style-name="T1">pyida </text:span>необходимо, чтобы работал <text:span text:style-name="T1">PySide</text:span></text:p>
      <text:p text:style-name="P4"><text:span text:style-name="T2"/></text:p>
      <text:p text:style-name="P3">Установть <text:span text:style-name="T1">Python 2.7.9 amd64 <text:s/></text:span></text:p>
      <text:p text:style-name="P3">Установить <text:span text:style-name="T1">IDA </text:span>6.8, когда она предложит установить <text:span text:style-name="T1">Python</text:span>2.7</text:p>
      <text:p text:style-name="P3">Сам <text:span text:style-name="T1">PySide </text:span>не устанавливать иначе он никак не сможет работать под идой, так как ида уже имеет свои извращенные <text:span text:style-name="T1">PySide </text:span>библиотеки, И при замещении последних стандартными начинаются ошибки.</text:p>
      <text:p text:style-name="P3"/>
      <text:p text:style-name="P3"/>
      <text:p text:style-name="P3">Запуск</text:p>
      <text:p text:style-name="P3">Чтобы подключить пакет к иде — в меню иды <text:span text:style-name="T1">File - Scrypt File(Alt-F7). </text:span>Вероятно следует оформить его как плагин. См. <text:span text:style-name="T1">Ifl.py</text:span></text:p>
      <text:p text:style-name="P4"><text:span text:style-name="T2"/></text:p>
      <text:h text:style-name="P5" text:outline-level="3"><text:span text:style-name="T1"/></text:h>
      <text:p text:style-name="P3"><text:span text:style-name="T1"/></text:p>
      <text:p text:style-name="P4"><text:span text:style-name="T2"/></text:p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pan text:style-name="T1">ToDO: </text:span>При нахождении в теле функции — находит все точки вызова этой функции и распечатывает всю строку вызовов, а также по возможности тип переманных.</text:h>
      <text:p text:style-name="Text_20_body"/>
      <text:p text:style-name="Text_20_body"/>
      <text:p text:style-name="Text_20_body"/>
      <text:p text:style-name="Text_20_body"/>
      <text:p text:style-name="P2">ToDo: Dylib → Dll</text:p>
      <text:p text:style-name="P1">Шаг1::Берем список строк из <text:s/>дизасемблируемой <text:span text:style-name="T1">dylib </text:span>и пробегаем его, в каких функциях они используются, если <text:s/>строка используется только в одной функции, то вносим ее в таблицу. <text:s/><text:span text:style-name="T1">[</text:span>Строка,имя функции,параметры<text:span text:style-name="T1">]</text:span></text:p>
      <text:p text:style-name="P1">Шаг2:: <text:s/>Берем список строк из дизассемблируемой d<text:span text:style-name="T1">ll </text:span>и пробегаем его, в каких функциях они используются.если <text:s/>строка используется только в одной функции, то вносим ее в таблицу. <text:s/><text:span text:style-name="T1">[</text:span>Строка,имя функции<text:span text:style-name="T1">]</text:span></text:p>
      <text:p text:style-name="P1"><text:soft-page-break/>Создаем таблицу <text:s/><text:span text:style-name="T1">Select <text:s/>dylib.func_name , dylib.params, dll.func_name from dylib, dll where <text:s/>dylib.str == dll.str</text:span></text:p>
      <text:p text:style-name="P1">По этой результирующей таблице переназываем функции в <text:span text:style-name="T1">Dll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3DT20H50M5S</meta:editing-duration>
    <meta:editing-cycles>19</meta:editing-cycles>
    <meta:generator>LibreOffice/3.5$Windows_x86 LibreOffice_project/7122e39-92ed229-498d286-15e43b4-d70da21</meta:generator>
    <dc:date>2016-10-31T13:46:04.50</dc:date>
    <meta:document-statistic meta:table-count="0" meta:image-count="0" meta:object-count="0" meta:page-count="2" meta:paragraph-count="14" meta:word-count="191" meta:character-count="1319" meta:non-whitespace-character-count="1131"/>
    <meta:user-defined meta:name="Info 1"/>
    <meta:user-defined meta:name="Info 2"/>
    <meta:user-defined meta:name="Info 3"/>
    <meta:user-defined meta:name="Info 4"/>
  </office:meta>
</office:document-meta>
</file>